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</office:automatic-styles>
  <office:body>
    <office:text>
      <text:h text:style-name="Heading_20_1" text:outline-level="1">Namespaces - Domenii de nume</text:h>
      <text:h text:style-name="Heading_20_2" text:outline-level="2">Concepte tratate</text:h>
      <text:p text:style-name="First_20_paragraph">A. namespaces - domenii de nume</text:p>
      <text:p text:style-name="P1">var domeniu = domeniu || {};</text:p>
      <text:p text:style-name="P2"/>
      <text:p text:style-name="P3">var domeniu.Obiect = function mamifer(caracteristica){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